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PS BoldMT" svg:font-family="'Courier NewPS BoldMT'"/>
    <style:font-face style:name="OpenSymbol" svg:font-family="OpenSymbol"/>
    <style:font-face style:name="Tahoma1" svg:font-family="Tahoma"/>
    <style:font-face style:name="LucidaSansUnicode" svg:font-family="LucidaSansUnicode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font-size="16pt" fo:language="el" fo:country="GR" style:font-size-asian="16pt" style:font-size-complex="16pt"/>
    </style:style>
    <style:style style:name="P3" style:family="paragraph" style:parent-style-name="Standard">
      <style:text-properties style:font-name="Times New Roman1" fo:language="el" fo:country="GR"/>
    </style:style>
    <style:style style:name="P4" style:family="paragraph" style:parent-style-name="Standard">
      <style:text-properties style:font-name="Times New Roman1" fo:font-size="12pt" style:font-size-asian="12pt" style:font-size-complex="12pt"/>
    </style:style>
    <style:style style:name="P5" style:family="paragraph" style:parent-style-name="Standard">
      <style:text-properties style:font-name="Times New Roman1" fo:font-weight="bold" style:font-weight-asian="bold" style:font-weight-complex="bold"/>
    </style:style>
    <style:style style:name="P6" style:family="paragraph" style:parent-style-name="Standard">
      <style:text-properties fo:color="#000000" style:text-line-through-style="none" style:font-name="Times New Roman1" fo:font-size="16pt" fo:letter-spacing="normal" fo:language="el" fo:country="GR" fo:font-style="normal" fo:font-weight="normal" style:letter-kerning="false" style:font-name-asian="Courier NewPS BoldMT" style:font-size-asian="16pt" style:font-style-asian="normal" style:font-weight-asian="normal" style:font-name-complex="Courier NewPS BoldMT" style:font-size-complex="16pt" style:font-style-complex="normal" style:font-weight-complex="normal"/>
    </style:style>
    <style:style style:name="P7" style:family="paragraph" style:parent-style-name="Standard">
      <style:text-properties fo:color="#000000" style:text-line-through-style="none" style:font-name="LucidaSansUnicode" fo:font-size="12pt" fo:letter-spacing="normal" fo:font-style="normal" style:text-underline-style="solid" style:text-underline-width="auto" style:text-underline-color="font-color" fo:font-weight="normal" style:letter-kerning="false" style:font-name-asian="LucidaSansUnicode" style:font-size-asian="12pt" style:font-style-asian="normal" style:font-weight-asian="normal" style:font-name-complex="LucidaSansUnicode" style:font-size-complex="12pt" style:font-style-complex="normal" style:font-weight-complex="normal"/>
    </style:style>
    <style:style style:name="P8" style:family="paragraph" style:parent-style-name="Standard">
      <style:text-properties style:font-name="LucidaSansUnicode" style:text-underline-style="solid" style:text-underline-width="auto" style:text-underline-color="font-color"/>
    </style:style>
    <style:style style:name="P9" style:family="paragraph" style:parent-style-name="Standard">
      <style:text-properties style:font-name="Times New Roman1"/>
    </style:style>
    <style:style style:name="P10" style:family="paragraph" style:parent-style-name="Standard">
      <style:text-properties style:font-name="Times New Roman1" fo:language="el" fo:country="GR" fo:font-weight="bold" style:font-weight-asian="bold" style:font-weight-complex="bold"/>
    </style:style>
    <style:style style:name="T1" style:family="text">
      <style:text-properties style:text-position="super 58%" fo:language="en" fo:country="US" fo:background-color="transparent"/>
    </style:style>
    <style:style style:name="T2" style:family="text">
      <style:text-properties fo:language="el" fo:country="GR"/>
    </style:style>
    <style:style style:name="T3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ΕΙΣΑΓΩΓΗ ΣΤΟ ΔΙΑΔΙΚΑΣΤΙΚΟ ΠΡΟΓΡΑΜΜΑΤΙΣΜΟ</text:p>
      <text:p text:style-name="P6"><text:span text:style-name="T3">4</text:span><text:span text:style-name="T1">o</text:span> ΣΕΤ ΑΣΚΗΣΕΩΝ</text:p>
      <text:p text:style-name="P3"/>
      <text:p text:style-name="P3">ΜΟΝΟΠΑΤΗΣ ΔΗΜΗΤΡΗΣ</text:p>
      <text:p text:style-name="P1">Α. Μ.: 47<text:span text:style-name="T2">76</text:span></text:p>
      <text:p text:style-name="P1">ΤΜΗΜΑ: ΤΕΤΑΡΤΗ 11-13</text:p>
      <text:p text:style-name="P4"/>
      <text:p text:style-name="P7">Άσκηση 1η</text:p>
      <text:p text:style-name="P1">#include &lt;stdio.h&gt;</text:p>
      <text:p text:style-name="P1">#include &lt;stdlib.h&gt;</text:p>
      <text:p text:style-name="P1">#include &lt;string.h&gt;</text:p>
      <text:p text:style-name="P1">char strmix(char *s, char *t, char *apotelesma, int q1, int q2)</text:p>
      <text:p text:style-name="P1">{</text:p>
      <text:p text:style-name="P1"><text:s text:c="8"/>int i,j;</text:p>
      <text:p text:style-name="P1"><text:s text:c="8"/>if (q1&gt;q2)</text:p>
      <text:p text:style-name="P1"><text:s text:c="8"/>{</text:p>
      <text:p text:style-name="P1"><text:s text:c="16"/>j=0;</text:p>
      <text:p text:style-name="P1"><text:s text:c="16"/>for (i=0;i&lt;q2;i++)</text:p>
      <text:p text:style-name="P1"><text:s text:c="16"/>{</text:p>
      <text:p text:style-name="P1"><text:s text:c="24"/>apotelesma[j]=s[i];</text:p>
      <text:p text:style-name="P1"><text:s text:c="24"/>j+=2;</text:p>
      <text:p text:style-name="P1"><text:s text:c="16"/>}</text:p>
      <text:p text:style-name="P1"><text:s text:c="16"/>j=1;</text:p>
      <text:p text:style-name="P1"><text:s text:c="16"/>for (i=0;i&lt;q2;i++)</text:p>
      <text:p text:style-name="P1"><text:s text:c="16"/>{</text:p>
      <text:p text:style-name="P1"><text:s text:c="24"/>apotelesma[j]=t[i];</text:p>
      <text:p text:style-name="P1"><text:s text:c="24"/>j+=2;</text:p>
      <text:p text:style-name="P1"><text:s text:c="16"/>}</text:p>
      <text:p text:style-name="P1"><text:s text:c="16"/>j=2*q2;</text:p>
      <text:p text:style-name="P1"><text:s text:c="16"/>for (i=q2;i&lt;q1;i++)</text:p>
      <text:p text:style-name="P1"><text:s text:c="16"/>{</text:p>
      <text:p text:style-name="P1"><text:s text:c="24"/>apotelesma[j]=s[i];</text:p>
      <text:p text:style-name="P1"><text:s text:c="24"/>j++;</text:p>
      <text:p text:style-name="P1"><text:s text:c="16"/>}</text:p>
      <text:p text:style-name="P1"><text:s text:c="8"/>}</text:p>
      <text:p text:style-name="P1"><text:s text:c="8"/>else</text:p>
      <text:p text:style-name="P1"><text:s text:c="8"/>{</text:p>
      <text:p text:style-name="P1"><text:s text:c="16"/>j=0;</text:p>
      <text:p text:style-name="P1"><text:s text:c="16"/>for (i=0;i&lt;q1;i++)</text:p>
      <text:p text:style-name="P1"><text:s text:c="16"/>{</text:p>
      <text:p text:style-name="P1"><text:s text:c="24"/>apotelesma[j]=s[i];</text:p>
      <text:p text:style-name="P1"><text:s text:c="24"/>j+=2;</text:p>
      <text:p text:style-name="P1"><text:s text:c="16"/>}</text:p>
      <text:p text:style-name="P1"><text:s text:c="16"/>j=1;</text:p>
      <text:p text:style-name="P1"><text:s text:c="16"/>for (i=0;i&lt;q1;i++)</text:p>
      <text:p text:style-name="P1"><text:s text:c="16"/>{</text:p>
      <text:p text:style-name="P1"><text:s text:c="24"/>apotelesma[j]=t[i];</text:p>
      <text:p text:style-name="P1"><text:s text:c="24"/>j+=2;</text:p>
      <text:p text:style-name="P1"><text:s text:c="16"/>}</text:p>
      <text:p text:style-name="P1"><text:s text:c="16"/>j=2*q1;</text:p>
      <text:p text:style-name="P1"><text:s text:c="16"/>for (i=q1;i&lt;q2;i++)</text:p>
      <text:p text:style-name="P1"><text:soft-page-break/><text:s text:c="16"/>{</text:p>
      <text:p text:style-name="P1"><text:s text:c="24"/>apotelesma[j]=t[i];</text:p>
      <text:p text:style-name="P1"><text:s text:c="24"/>j++;</text:p>
      <text:p text:style-name="P1"><text:s text:c="16"/>}</text:p>
      <text:p text:style-name="P1"><text:s text:c="8"/>}</text:p>
      <text:p text:style-name="P1">}</text:p>
      <text:p text:style-name="P1"><text:s/>main()</text:p>
      <text:p text:style-name="P1">{</text:p>
      <text:p text:style-name="P1">int mege8os,i,p1=0,p2=0;</text:p>
      <text:p text:style-name="P1">char *prwto,*deytero,*teliko;</text:p>
      <text:p text:style-name="P1">printf("Dwse megisto mege8os string:");</text:p>
      <text:p text:style-name="P1">scanf("%d", &amp;mege8os);</text:p>
      <text:p text:style-name="P1">prwto=(char*)malloc(mege8os*sizeof(char));</text:p>
      <text:p text:style-name="P1">deytero=(char*)malloc(mege8os*sizeof(char));</text:p>
      <text:p text:style-name="P1">teliko=(char*)malloc((mege8os*2)*sizeof(char));</text:p>
      <text:p text:style-name="P1">printf("Dwse prwto string (mege8os to poly %d):",mege8os);</text:p>
      <text:p text:style-name="P1">scanf("%s",prwto);</text:p>
      <text:p text:style-name="P1">p1=strlen(prwto);</text:p>
      <text:p text:style-name="P1">printf("Dwse deytero string (mege8os to poly %d):",mege8os);</text:p>
      <text:p text:style-name="P1">scanf("%s",deytero);</text:p>
      <text:p text:style-name="P1">p2=strlen(deytero);</text:p>
      <text:p text:style-name="P1">strmix(prwto,deytero,teliko,p1,p2);</text:p>
      <text:p text:style-name="P1">printf("%s\n",teliko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PS BoldMT" svg:font-family="'Courier NewPS BoldMT'"/>
    <style:font-face style:name="OpenSymbol" svg:font-family="OpenSymbol"/>
    <style:font-face style:name="Tahoma1" svg:font-family="Tahoma"/>
    <style:font-face style:name="LucidaSansUnicode" svg:font-family="LucidaSansUnicode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Έντονα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Arial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6T23:13:53.59</meta:creation-date>
    <dc:date>2009-12-09T12:32:52.28</dc:date>
    <meta:editing-duration>PT13H11M50S</meta:editing-duration>
    <meta:editing-cycles>19</meta:editing-cycles>
    <meta:generator>OpenOffice.org/3.0$Win32 OpenOffice.org_project/300m9$Build-9358</meta:generator>
    <meta:print-date>2009-10-27T09:21:43.10</meta:print-date>
    <meta:document-statistic meta:table-count="0" meta:image-count="0" meta:object-count="0" meta:page-count="2" meta:paragraph-count="73" meta:word-count="123" meta:character-count="1787"/>
    <meta:user-defined meta:name="Πληροφορίες 1"/>
    <meta:user-defined meta:name="Πληροφορίες 2"/>
    <meta:user-defined meta:name="Πληροφορίες 3"/>
    <meta:user-defined meta:name="Πληροφορίες 4"/>
  </office:meta>
</office:document-meta>
</file>